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8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Входные числа</text:p>
          </table:table-cell>
          <table:table-cell office:value-type="string">
            <text:p>Precision</text:p>
          </table:table-cell>
          <table:table-cell office:value-type="string">
            <text:p>Cutzerodecimal</text:p>
          </table:table-cell>
          <table:table-cell office:value-type="string">
            <text:p>Cutzerodecimal_Suffix</text:p>
          </table:table-cell>
          <table:table-cell office:value-type="string">
            <text:p>Zerotext</text:p>
          </table:table-cell>
          <table:table-cell office:value-type="string">
            <text:p>DisplaySymbol</text:p>
          </table:table-cell>
          <table:table-cell office:value-type="string">
            <text:p>SymbolReplace</text:p>
          </table:table-cell>
          <table:table-cell office:value-type="string">
            <text:p>SymbolPosition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o</text:p>
          </table:table-cell>
          <table:table-cell office:value-type="string">
            <text:p>null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t null</text:p>
          </table:table-cell>
          <table:table-cell office:value-type="string">
            <text:p>not null</text:p>
          </table:table-cell>
          <table:table-cell office:value-type="string">
            <text:p>Symbol</text:p>
          </table:table-cell>
          <table:table-cell office:value-type="string">
            <text:p>not null</text:p>
          </table:table-cell>
          <table:table-cell office:value-type="string">
            <text:p>right</text:p>
          </table:table-cell>
        </table:table-row>
        <table:table-row table:style-name="ro2">
          <table:table-cell office:value-type="float" office:value="0.001">
            <text:p>0,00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ml</text:p>
          </table:table-cell>
          <table:table-cell office:value-type="string">
            <text:p>html</text:p>
          </table:table-cell>
          <table:table-cell office:value-type="string">
            <text:p>Short Name</text:p>
          </table:table-cell>
          <table:table-cell table:number-columns-repeated="2"/>
        </table:table-row>
        <table:table-row table:style-name="ro2">
          <table:table-cell office:value-type="float" office:value="0.99">
            <text:p>0,99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float" office:value="5.49">
            <text:p>5,49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1222.49">
            <text:p>1222,49</text:p>
          </table:table-cell>
          <table:table-cell table:number-columns-repeated="7"/>
        </table:table-row>
        <table:table-row table:style-name="ro1">
          <table:table-cell office:value-type="float" office:value="1222.9999">
            <text:p>1222,9999</text:p>
          </table:table-cell>
          <table:table-cell table:number-columns-repeated="7"/>
        </table:table-row>
        <table:table-row table:style-name="ro1">
          <table:table-cell office:value-type="float" office:value="1222.4449">
            <text:p>1222,4449</text:p>
          </table:table-cell>
          <table:table-cell table:number-columns-repeated="7"/>
        </table:table-row>
        <table:table-row table:style-name="ro1">
          <table:table-cell office:value-type="float" office:value="1222.4499">
            <text:p>1222,4499</text:p>
          </table:table-cell>
          <table:table-cell table:number-columns-repeated="7"/>
        </table:table-row>
        <table:table-row table:style-name="ro1"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123456789">
            <text:p>123456789</text:p>
          </table:table-cell>
          <table:table-cell table:number-columns-repeated="7"/>
        </table:table-row>
        <table:table-row table:style-name="ro1">
          <table:table-cell office:value-type="float" office:value="-0.01">
            <text:p>-0,01</text:p>
          </table:table-cell>
          <table:table-cell table:number-columns-repeated="7"/>
        </table:table-row>
        <table:table-row table:style-name="ro1">
          <table:table-cell office:value-type="float" office:value="-0.001">
            <text:p>-0,001</text:p>
          </table:table-cell>
          <table:table-cell table:number-columns-repeated="7"/>
        </table:table-row>
        <table:table-row table:style-name="ro1">
          <table:table-cell office:value-type="float" office:value="-0.99">
            <text:p>-0,99</text:p>
          </table:table-cell>
          <table:table-cell table:number-columns-repeated="7"/>
        </table:table-row>
        <table:table-row table:style-name="ro1">
          <table:table-cell office:value-type="float" office:value="-5.49">
            <text:p>-5,49</text:p>
          </table:table-cell>
          <table:table-cell table:number-columns-repeated="7"/>
        </table:table-row>
        <table:table-row table:style-name="ro1">
          <table:table-cell office:value-type="float" office:value="-5.5">
            <text:p>-5,5</text:p>
          </table:table-cell>
          <table:table-cell table:number-columns-repeated="7"/>
        </table:table-row>
        <table:table-row table:style-name="ro1">
          <table:table-cell office:value-type="float" office:value="-1222.49">
            <text:p>-1222,49</text:p>
          </table:table-cell>
          <table:table-cell table:number-columns-repeated="7"/>
        </table:table-row>
        <table:table-row table:style-name="ro1">
          <table:table-cell office:value-type="float" office:value="-1222.9999">
            <text:p>-1222,9999</text:p>
          </table:table-cell>
          <table:table-cell table:number-columns-repeated="7"/>
        </table:table-row>
        <table:table-row table:style-name="ro1">
          <table:table-cell office:value-type="float" office:value="-1222.4449">
            <text:p>-1222,4449</text:p>
          </table:table-cell>
          <table:table-cell table:number-columns-repeated="7"/>
        </table:table-row>
        <table:table-row table:style-name="ro1">
          <table:table-cell office:value-type="float" office:value="-1222.4499">
            <text:p>-1222,4499</text:p>
          </table:table-cell>
          <table:table-cell table:number-columns-repeated="7"/>
        </table:table-row>
        <table:table-row table:style-name="ro1">
          <table:table-cell office:value-type="float" office:value="-33">
            <text:p>-33</text:p>
          </table:table-cell>
          <table:table-cell table:number-columns-repeated="7"/>
        </table:table-row>
        <table:table-row table:style-name="ro1">
          <table:table-cell office:value-type="float" office:value="-123456789">
            <text:p>-123456789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formula="of:=23*5*2*3*3*4*2*2" office:value-type="float" office:value="33120">
            <text:p>33120</text:p>
          </table:table-cell>
          <table:table-cell table:number-columns-repeated="6"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10.08.2012</text:date>, <text:time>14:44:1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10T14:28:52.97</meta:creation-date>
    <dc:date>2012-08-10T14:44:17.71</dc:date>
    <meta:editing-duration>PT4S</meta:editing-duration>
    <meta:editing-cycles>1</meta:editing-cycles>
    <meta:document-statistic meta:table-count="3" meta:cell-count="54" meta:object-count="0"/>
    <meta:generator>OpenOffice.org/3.3$Win32 OpenOffice.org_project/330m20$Build-9567</meta:generator>
  </office:meta>
</office:document-meta>
</file>